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0333in" fo:margin-left="0.0167in" fo:margin-right="6.875in" table:align="margins"/>
    </style:style>
    <style:style style:name="Table1.A" style:family="table-column">
      <style:table-column-properties style:column-width="0.0333in" style:rel-column-width="48*"/>
    </style:style>
    <style:style style:name="Table1.A1" style:family="table-cell">
      <style:table-cell-properties fo:padding="0.0382in" fo:border="0.5pt solid #000000"/>
    </style:style>
    <style:style style:name="P1" style:family="paragraph" style:parent-style-name="Standard">
      <style:paragraph-properties fo:text-align="center" style:justify-single-word="false"/>
      <style:text-properties officeooo:rsid="001691dd" officeooo:paragraph-rsid="001691dd"/>
    </style:style>
    <style:style style:name="P2" style:family="paragraph" style:parent-style-name="Standard">
      <style:paragraph-properties fo:text-align="start" style:justify-single-word="false"/>
      <style:text-properties fo:font-weight="bold" officeooo:rsid="001691dd" officeooo:paragraph-rsid="001691dd" style:font-weight-asian="bold" style:font-weight-complex="bold"/>
    </style:style>
    <style:style style:name="P3" style:family="paragraph" style:parent-style-name="Standard">
      <style:paragraph-properties fo:text-align="start" style:justify-single-word="false"/>
      <style:text-properties fo:font-weight="bold" officeooo:rsid="0016e052" officeooo:paragraph-rsid="0016e052" style:font-weight-asian="bold" style:font-weight-complex="bold"/>
    </style:style>
    <style:style style:name="P4" style:family="paragraph" style:parent-style-name="Standard">
      <style:paragraph-properties fo:text-align="start" style:justify-single-word="false"/>
      <style:text-properties fo:font-weight="normal" officeooo:rsid="001691dd" officeooo:paragraph-rsid="001691dd" style:font-weight-asian="normal" style:font-weight-complex="normal"/>
    </style:style>
    <style:style style:name="P5" style:family="paragraph" style:parent-style-name="Standard">
      <style:paragraph-properties fo:text-align="start" style:justify-single-word="false"/>
      <style:text-properties fo:font-weight="normal" officeooo:rsid="0016e052" officeooo:paragraph-rsid="0016e05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4 Notes</text:p>
      <text:p text:style-name="P1">Devlin Hicks</text:p>
      <text:p text:style-name="P1"/>
      <text:p text:style-name="P2">CH 3:</text:p>
      <text:p text:style-name="P4">3.1: The if statement</text:p>
      <text:p text:style-name="P4">if statements create decision structures with more than one path of execution</text:p>
      <text:p text:style-name="P4">sequence statements are edxecuted in a sequence but not all programs are like this. Some need to be done under special circumstances.</text:p>
      <text:p text:style-name="P4">This is the decision structure.</text:p>
      <text:p text:style-name="P4">This is done in the form of if (booleanexpression)</text:p>
      <text:p text:style-name="P4"><text:tab/><text:tab/><text:tab/><text:tab/>statement;</text:p>
      <text:p text:style-name="P4">Using Relational Operators to Form Conditions</text:p>
      <text:p text:style-name="P4">Typically, the boolean expression that is tested by an if statement is formed with a relational operator. A relational operator determines whether a specific relationship exists between two values. For example, the greater than operator (&gt;) determines whether one value is greater than another. The equal to operator (==) determines whether two values are equal. Table 3-1 lists all of the Java relational operators.</text:p>
      <text:p text:style-name="P4"/>
      <text:p text:style-name="P4">Table 3-1 Relational operators</text:p>
      <text:p text:style-name="P4">Relational Operators (in Order of Precedence)</text:p>
      <text:p text:style-name="P4"/>
      <text:p text:style-name="P4">Meaning</text:p>
      <text:p text:style-name="P4"/>
      <text:p text:style-name="P4">&gt;  </text:p>
      <text:p text:style-name="P4"/>
      <text:p text:style-name="P4">Greater than</text:p>
      <text:p text:style-name="P4"/>
      <text:p text:style-name="P4">&lt;  </text:p>
      <text:p text:style-name="P4"/>
      <text:p text:style-name="P4">Less than</text:p>
      <text:p text:style-name="P4"/>
      <text:p text:style-name="P4">&gt;=</text:p>
      <text:p text:style-name="P4"/>
      <text:p text:style-name="P4">Greater than or equal to</text:p>
      <text:p text:style-name="P4"/>
      <text:p text:style-name="P4">&lt;=</text:p>
      <text:p text:style-name="P4"/>
      <text:p text:style-name="P4">Less than or equal to</text:p>
      <text:p text:style-name="P4"/>
      <text:p text:style-name="P4">==</text:p>
      <text:p text:style-name="P4"/>
      <text:p text:style-name="P4">Equal to</text:p>
      <text:p text:style-name="P4"/>
      <text:p text:style-name="P4">!=</text:p>
      <text:p text:style-name="P4"/>
      <text:p text:style-name="P4">Not equal to</text:p>
      <text:p text:style-name="P4"/>
      <text:p text:style-name="P4">== is not the same as =. == checks if values are equal while = is an assignment statement.</text:p>
      <text:p text:style-name="P4">You put the semicolon after the statement.</text:p>
      <text:p text:style-name="P4"><text:soft-page-break/>You cant make blocks of statements within a { and }</text:p>
      <text:p text:style-name="P4"/>
      <text:p text:style-name="P4"/>
      <text:p text:style-name="P4">if (sales &gt; 50000)</text:p>
      <text:p text:style-name="P4">{</text:p>
      <text:p text:style-name="P4"><text:s text:c="5"/>bonus = 500.0;</text:p>
      <text:p text:style-name="P4"><text:s text:c="5"/>commissionRate = 0.12;</text:p>
      <text:p text:style-name="P4"><text:s text:c="5"/>daysOff += 1;</text:p>
      <text:p text:style-name="P4">}</text:p>
      <text:p text:style-name="P4"/>
      <text:p text:style-name="P4">Comparing Characters</text:p>
      <text:p text:style-name="P4">You can use the relational operators to test character data as well as numbers. For example, assuming that ch is a char variable, the following code segment uses the == operator to compare it to the character ‘A’:</text:p>
      <text:p text:style-name="P4"/>
      <text:p text:style-name="P4">if (ch == 'A')</text:p>
      <text:p text:style-name="P4"><text:s text:c="3"/>System.out.println("The letter is A.");</text:p>
      <text:p text:style-name="P4"/>
      <text:p text:style-name="P2">3.2:</text:p>
      <text:p text:style-name="P4">CONCEPT: The if-else statement will execute one group of statements if its boolean expression is true, or another group if its boolean expression is false.</text:p>
      <text:p text:style-name="P4"/>
      <text:p text:style-name="P4">The if-else statement is an expansion of the if statement. Here is its format:</text:p>
      <text:p text:style-name="P4"/>
      <text:p text:style-name="P4"/>
      <text:p text:style-name="P4"/>
      <text:p text:style-name="P4">The if-else Statement</text:p>
      <text:p text:style-name="P4"/>
      <text:p text:style-name="P4">if (BooleanExpression)</text:p>
      <text:p text:style-name="P4"><text:s text:c="4"/>statement or block </text:p>
      <text:p text:style-name="P4">else</text:p>
      <text:p text:style-name="P4"><text:s text:c="4"/>statement or block</text:p>
      <text:p text:style-name="P4"/>
      <text:p text:style-name="P4"><text:s text:c="3"/>// Get the second number.</text:p>
      <text:p text:style-name="P4">22 <text:s text:c="5"/>System.out.print("Enter another number: ");</text:p>
      <text:p text:style-name="P4">23 <text:s text:c="5"/>number2 = keyboard.nextDouble();</text:p>
      <text:p text:style-name="P4">24</text:p>
      <text:p text:style-name="P4">25 <text:s text:c="5"/>if (number2 == 0)</text:p>
      <text:p text:style-name="P4">26 <text:s text:c="5"/>{</text:p>
      <text:p text:style-name="P4">27 <text:s text:c="9"/>System.out.println("Division by zero is not possible.");</text:p>
      <text:p text:style-name="P4">28 <text:s text:c="9"/>System.out.println("Please run the program again and ");</text:p>
      <text:p text:style-name="P4">29 <text:s text:c="9"/>System.out.println("enter a number other than zero.");</text:p>
      <text:p text:style-name="P4">30 <text:s text:c="5"/>}</text:p>
      <text:p text:style-name="P4">31 <text:s text:c="5"/>else</text:p>
      <text:p text:style-name="P4">32 <text:s text:c="5"/>{</text:p>
      <text:p text:style-name="P4">33 <text:s text:c="9"/>quotient = number1 / number2;</text:p>
      <text:p text:style-name="P4">34 <text:s text:c="9"/>System.out.print("The quotient of " + number1);</text:p>
      <text:p text:style-name="P4">35 <text:s text:c="9"/>System.out.print(" divided by " + number2);</text:p>
      <text:p text:style-name="P4">36 <text:s text:c="9"/>System.out.println(" is " + quotient);</text:p>
      <text:p text:style-name="P4"><text:soft-page-break/>37 <text:s text:c="5"/>}</text:p>
      <text:p text:style-name="P4"/>
      <text:p text:style-name="P2">3.3:</text:p>
      <text:p text:style-name="P4">You can nest an if statement within a if statement.</text:p>
      <text:p text:style-name="P4">Code Listing 3-3 (LoanQualifier.java)</text:p>
      <text:p text:style-name="P4"><text:s/>1 import java.util.Scanner;</text:p>
      <text:p text:style-name="P4"><text:s/>2</text:p>
      <text:p text:style-name="P4"><text:s/>3 <text:s/>/**</text:p>
      <text:p text:style-name="P4"><text:s/>4 <text:s text:c="4"/>This program demonstrates a nested if statement.</text:p>
      <text:p text:style-name="P4"><text:s/>5 <text:s/>*/</text:p>
      <text:p text:style-name="P4"><text:s/>6</text:p>
      <text:p text:style-name="P4"><text:s/>7 <text:s/>public class LoanQualifier</text:p>
      <text:p text:style-name="P4"><text:s/>8 <text:s/>{</text:p>
      <text:p text:style-name="P4"><text:s/>9 <text:s text:c="4"/>public static void main(String[] args)</text:p>
      <text:p text:style-name="P4">10 <text:s text:c="4"/>{</text:p>
      <text:p text:style-name="P4">11 <text:s text:c="7"/>double salary; <text:s text:c="5"/>// Annual salary</text:p>
      <text:p text:style-name="P4">12 <text:s text:c="7"/>double yearsOnJob; <text:s/>// Years at current job</text:p>
      <text:p text:style-name="P4">13</text:p>
      <text:p text:style-name="P4">14 <text:s text:c="7"/>// Create a Scanner object for keyboard input.</text:p>
      <text:p text:style-name="P4">15 <text:s text:c="7"/>Scanner keyboard = new Scanner(System.in);</text:p>
      <text:p text:style-name="P4">16</text:p>
      <text:p text:style-name="P4">17 <text:s text:c="7"/>// Get the user's annual salary.</text:p>
      <text:p text:style-name="P4">18 <text:s text:c="7"/>System.out.print("Enter your annual salary: ");</text:p>
      <text:p text:style-name="P4">19 <text:s text:c="7"/>salary = keyboard.nextDouble();</text:p>
      <text:p text:style-name="P4">20</text:p>
      <text:p text:style-name="P4">21 <text:s text:c="7"/>// Get the number of years at the current job.</text:p>
      <text:p text:style-name="P4">22 <text:s text:c="7"/>System.out.print("Enter the number of years " +</text:p>
      <text:p text:style-name="P4">23 <text:s text:c="24"/>"at your current job: ");</text:p>
      <text:p text:style-name="P4">24 <text:s text:c="7"/>yearsOnJob = keyboard.nextDouble();</text:p>
      <text:p text:style-name="P4">25</text:p>
      <text:p text:style-name="P4">26 <text:s text:c="7"/>// Determine whether the user qualifies for the loan.</text:p>
      <text:p text:style-name="P4">27 <text:s text:c="7"/>if (salary &gt;= 50000)</text:p>
      <text:p text:style-name="P4">28 <text:s text:c="7"/>{</text:p>
      <text:p text:style-name="P4">29 <text:s text:c="10"/>if (yearsOnJob &gt;= 2)</text:p>
      <text:p text:style-name="P4">30 <text:s text:c="10"/>{</text:p>
      <text:p text:style-name="P4">31 <text:s text:c="13"/>System.out.println("You qualify for the loan.");</text:p>
      <text:p text:style-name="P4">32 <text:s text:c="10"/>}</text:p>
      <text:p text:style-name="P4">33 <text:s text:c="10"/>else</text:p>
      <text:p text:style-name="P4">34 <text:s text:c="10"/>{</text:p>
      <text:p text:style-name="P4">35 <text:s text:c="13"/>System.out.println("You must have been on your " +</text:p>
      <text:p text:style-name="P4">36 <text:s text:c="32"/>"current job for at least " +</text:p>
      <text:p text:style-name="P4">37 <text:s text:c="32"/>"two years to qualify.");</text:p>
      <text:p text:style-name="P4">38 <text:s text:c="10"/>}</text:p>
      <text:p text:style-name="P4">39 <text:s text:c="7"/>}</text:p>
      <text:p text:style-name="P4">40 <text:s text:c="7"/>else</text:p>
      <text:p text:style-name="P4">41 <text:s text:c="7"/>{</text:p>
      <text:p text:style-name="P4">42 <text:s text:c="13"/>System.out.println("You must earn at least " +</text:p>
      <text:p text:style-name="P4">43 <text:s text:c="32"/>"$50,000 per year to qualify.");</text:p>
      <text:p text:style-name="P4">44 <text:s text:c="7"/>}</text:p>
      <text:p text:style-name="P4"><text:soft-page-break/>45 <text:s text:c="4"/>}</text:p>
      <text:p text:style-name="P4">46 <text:s/>}</text:p>
      <text:p text:style-name="P4"/>
      <text:p text:style-name="P2">3.4:</text:p>
      <text:p text:style-name="P4">Code Listing 3-5 shows an example of the if-else-if statement. This program is a modification of Code Listing 3-4, which appears in the previous In the Spotlight section. The output of this program is the same as Code Listing 3-4.</text:p>
      <text:p text:style-name="P4"/>
      <text:p text:style-name="P4">Code Listing 3-5 (TestResults.Java)</text:p>
      <text:p text:style-name="P4"><text:s/>1 import javax.swing.JOptionPane; <text:s text:c="3"/>// Needed for JOptionPane</text:p>
      <text:p text:style-name="P4"><text:s/>2</text:p>
      <text:p text:style-name="P4"><text:s/>3 <text:s/>/**</text:p>
      <text:p text:style-name="P4"><text:s/>4 <text:s text:c="4"/>This program asks the user to enter a numeric test</text:p>
      <text:p text:style-name="P4"><text:s/>5 <text:s text:c="4"/>score and displays a letter grade for the score. The</text:p>
      <text:p text:style-name="P4"><text:s/>6 <text:s text:c="4"/>program uses an if-else-if statement to determine</text:p>
      <text:p text:style-name="P4"><text:s/>7 <text:s text:c="4"/>the letter grade.</text:p>
      <text:p text:style-name="P4"><text:s/>8 <text:s/>*/</text:p>
      <text:p text:style-name="P4"><text:s/>9</text:p>
      <text:p text:style-name="P4">10 <text:s/>public class TestResults</text:p>
      <text:p text:style-name="P4">11 <text:s/>{</text:p>
      <text:p text:style-name="P4">12 <text:s text:c="3"/>public static void main(String[] args)</text:p>
      <text:p text:style-name="P4">13 <text:s text:c="3"/>{</text:p>
      <text:p text:style-name="P4">14 <text:s text:c="5"/>int testScore; <text:s text:c="3"/>// Numeric test score</text:p>
      <text:p text:style-name="P4">15 <text:s text:c="5"/>String input; <text:s text:c="4"/>// To hold the user's input</text:p>
      <text:p text:style-name="P4">16</text:p>
      <text:p text:style-name="P4">17 <text:s text:c="5"/>// Get the numeric test score.</text:p>
      <text:p text:style-name="P4">18 <text:s text:c="5"/>input = JOptionPane.showInputDialog("Enter your numeric " +</text:p>
      <text:p text:style-name="P4">19 <text:s text:c="20"/>"test score and I will tell you the grade: ");</text:p>
      <text:p text:style-name="P4">20 <text:s text:c="5"/>testScore = Integer.parseInt(input);</text:p>
      <text:p text:style-name="P4">21</text:p>
      <text:p text:style-name="P4">22 <text:s text:c="5"/>// Display the grade.</text:p>
      <text:p text:style-name="P4">23 <text:s text:c="5"/>if (testScore &lt; 60)</text:p>
      <text:p text:style-name="P4">24 <text:s text:c="8"/>JOptionPane.showMessageDialog(null, "Your grade is F.");</text:p>
      <text:p text:style-name="P4">25 <text:s text:c="5"/>else if (testScore &lt; 70)</text:p>
      <text:p text:style-name="P4">26 <text:s text:c="8"/>JOptionPane.showMessageDialog(null, "Your grade is D.");</text:p>
      <text:p text:style-name="P4">27 <text:s text:c="5"/>else if (testScore &lt; 80)</text:p>
      <text:p text:style-name="P4">28 <text:s text:c="8"/>JOptionPane.showMessageDialog(null, "Your grade is C.");</text:p>
      <text:p text:style-name="P4">29 <text:s text:c="5"/>else if (testScore &lt; 90)</text:p>
      <text:p text:style-name="P4">30 <text:s text:c="8"/>JOptionPane.showMessageDialog(null, "Your grade is B.");</text:p>
      <text:p text:style-name="P4">31 <text:s text:c="5"/>else</text:p>
      <text:p text:style-name="P4">32 <text:s text:c="8"/>JOptionPane.showMessageDialog(null, "Your grade is A.");</text:p>
      <text:p text:style-name="P4">33</text:p>
      <text:p text:style-name="P4">34 <text:s text:c="5"/>System.exit(0);</text:p>
      <text:p text:style-name="P4">35 <text:s text:c="3"/>}</text:p>
      <text:p text:style-name="P4">36 <text:s/>}</text:p>
      <text:p text:style-name="P4"/>
      <text:p text:style-name="P4">3.5 Logical Operators</text:p>
      <text:p text:style-name="P4">CONCEPT: Logical operators connect two or more relational expressions into one or reverse the logic of an expression.</text:p>
      <text:p text:style-name="P4"><text:soft-page-break/></text:p>
      <text:p text:style-name="P4">Java provides two binary logical operators, &amp;&amp; and ||, which are used to combine two boolean expressions into a single expression. It also provides the unary ! operator, which reverses the truth of a boolean expression. Table 3-4 describes these logical operators.</text:p>
      <text:p text:style-name="P4"/>
      <text:p text:style-name="P4">Table 3-4 Logical operators</text:p>
      <text:p text:style-name="P4">Operator</text:p>
      <text:p text:style-name="P4"/>
      <text:p text:style-name="P4">Meaning</text:p>
      <text:p text:style-name="P4"/>
      <text:p text:style-name="P4">Effect</text:p>
      <text:p text:style-name="P4"/>
      <text:p text:style-name="P4">&amp;&amp;</text:p>
      <text:p text:style-name="P4"/>
      <text:p text:style-name="P4">AND</text:p>
      <text:p text:style-name="P4"/>
      <text:p text:style-name="P4">Connects two boolean expressions into one. Both expressions must be true for the overall expression to be true.</text:p>
      <text:p text:style-name="P4"/>
      <text:p text:style-name="P4">||</text:p>
      <text:p text:style-name="P4"/>
      <text:p text:style-name="P4">OR</text:p>
      <text:p text:style-name="P4"/>
      <text:p text:style-name="P4">Connects two boolean expressions into one. One or both expressions must be true for the overall expression to be true. It is only necessary for one to be true, and it does not matter which one.</text:p>
      <text:p text:style-name="P4"/>
      <text:p text:style-name="P4">!</text:p>
      <text:p text:style-name="P4"/>
      <text:p text:style-name="P4">NOT</text:p>
      <text:p text:style-name="P4"/>
      <text:p text:style-name="P4">The ! operator reverses the truth of a boolean expression. If it is applied to an expression that is true, the operator returns false. If it is applied to an expression that is false, the operator returns true.</text:p>
      <text:p text:style-name="P4"/>
      <text:p text:style-name="P4">Table 3-5 shows examples of several boolean expressions that use logical operators.</text:p>
      <text:p text:style-name="P4"/>
      <text:p text:style-name="P4">Table 3-5 boolean expressions using logical operators</text:p>
      <text:p text:style-name="P4">Expression</text:p>
      <text:p text:style-name="P4"/>
      <text:p text:style-name="P4">Meaning</text:p>
      <text:p text:style-name="P4"/>
      <text:p text:style-name="P4">x &gt; y &amp;&amp; a &lt; b</text:p>
      <text:p text:style-name="P4"/>
      <text:p text:style-name="P4">Is x greater than y AND is a less than b?</text:p>
      <text:p text:style-name="P4"/>
      <text:p text:style-name="P4">x == y || x == z</text:p>
      <text:p text:style-name="P4"/>
      <text:p text:style-name="P4">Is x equal to y OR is x equal to z?</text:p>
      <text:p text:style-name="P4"/>
      <text:p text:style-name="P4">!(x &gt; y)</text:p>
      <text:p text:style-name="P4"><text:soft-page-break/></text:p>
      <text:p text:style-name="P4">Is the expression x &gt; y NOT true?</text:p>
      <text:p text:style-name="P4"/>
      <text:p text:style-name="P4">&amp;&amp; will turn two boolean statements into one where both conditions must be true for the boolean to be true.</text:p>
      <text:p text:style-name="P4">As the table shows, both sides of the &amp;&amp; operator must be true for the operator to return a true value.</text:p>
      <text:p text:style-name="P4"/>
      <text:p text:style-name="P4">The &amp;&amp; operator performs short-circuit evaluation. Here’s how it works: If the expression on the left side of the &amp;&amp; operator is false, the expression on the right side will not be checked. Because the entire expression is false if only one of the subexpressions is false, it would waste CPU time to check the remaining expression. So, when the &amp;&amp; operator finds that the expression on its left is false, it short-circuits and does not evaluate the expression on its right.</text:p>
      <text:p text:style-name="P4"/>
      <text:p text:style-name="P4">The &amp;&amp; operator can be used to simplify programs that otherwise would use nested if statements. The program in Code Listing 3-7 is a different version of the LoanQualifier program in Code Listing 3-3, written to use the &amp;&amp; operator.</text:p>
      <text:p text:style-name="P4"/>
      <text:p text:style-name="P4">|| operators are true when only one of the statements are true.</text:p>
      <text:p text:style-name="P4"/>
      <text:p text:style-name="P4">The ! Statement will reverse the boolean which is to say if it is true then the ! Makes it false.</text:p>
      <text:p text:style-name="P4">Highest to lowest precedent:</text:p>
      <text:p text:style-name="P4">!</text:p>
      <text:p text:style-name="P4">&amp;&amp;</text:p>
      <table:table table:name="Table1" table:style-name="Table1">
        <table:table-column table:style-name="Table1.A"/>
        <table:table-header-rows>
          <table:table-row>
            <table:table-cell table:style-name="Table1.A1" office:value-type="string">
              <text:p text:style-name="Table_20_Contents"/>
            </table:table-cell>
          </table:table-row>
        </table:table-header-rows>
      </table:table>
      <text:p text:style-name="P4"/>
      <text:p text:style-name="P4"/>
      <text:p text:style-name="P4">Table 3-10 Precedence of all operators discussed so far</text:p>
      <text:p text:style-name="P4">Order of Precedence</text:p>
      <text:p text:style-name="P4"/>
      <text:p text:style-name="P4">Operators</text:p>
      <text:p text:style-name="P4"/>
      <text:p text:style-name="P4">Description</text:p>
      <text:p text:style-name="P4"/>
      <text:p text:style-name="P4">1</text:p>
      <text:p text:style-name="P4"/>
      <text:p text:style-name="P4">− (unary negation) !</text:p>
      <text:p text:style-name="P4"/>
      <text:p text:style-name="P4">Unary negation, logical NOT</text:p>
      <text:p text:style-name="P4"/>
      <text:p text:style-name="P4">2</text:p>
      <text:p text:style-name="P4"/>
      <text:p text:style-name="P4">* / %</text:p>
      <text:p text:style-name="P4"/>
      <text:p text:style-name="P4">Multiplication, division, modulus</text:p>
      <text:p text:style-name="P4"/>
      <text:p text:style-name="P4">3</text:p>
      <text:p text:style-name="P4"/>
      <text:p text:style-name="P4">+ −</text:p>
      <text:p text:style-name="P4"><text:soft-page-break/></text:p>
      <text:p text:style-name="P4">Addition, subtraction</text:p>
      <text:p text:style-name="P4"/>
      <text:p text:style-name="P4">4</text:p>
      <text:p text:style-name="P4"/>
      <text:p text:style-name="P4">&lt; &gt; &lt;= &gt;=</text:p>
      <text:p text:style-name="P4"/>
      <text:p text:style-name="P4">Less than, greater than, less than or equal to, greater than or equal to</text:p>
      <text:p text:style-name="P4"/>
      <text:p text:style-name="P4">5</text:p>
      <text:p text:style-name="P4"/>
      <text:p text:style-name="P4">== !=</text:p>
      <text:p text:style-name="P4"/>
      <text:p text:style-name="P4">Equal to, not equal to</text:p>
      <text:p text:style-name="P4"/>
      <text:p text:style-name="P4">6</text:p>
      <text:p text:style-name="P4"/>
      <text:p text:style-name="P4">&amp;&amp;</text:p>
      <text:p text:style-name="P4"/>
      <text:p text:style-name="P4">Logical AND</text:p>
      <text:p text:style-name="P4"/>
      <text:p text:style-name="P4">7</text:p>
      <text:p text:style-name="P4"/>
      <text:p text:style-name="P4">||</text:p>
      <text:p text:style-name="P4"/>
      <text:p text:style-name="P4">Logical OR</text:p>
      <text:p text:style-name="P4"/>
      <text:p text:style-name="P4">8</text:p>
      <text:p text:style-name="P4"/>
      <text:p text:style-name="P4">= += −= *= /= %=</text:p>
      <text:p text:style-name="P4"/>
      <text:p text:style-name="P4">Assignment and combined assignment</text:p>
      <text:p text:style-name="P4"/>
      <text:p text:style-name="P2">3.6:</text:p>
      <text:p text:style-name="P4">only string methods can compare strings. </text:p>
      <text:p text:style-name="P4">if(name1==name2) is false because the memory addresses are being compared.</text:p>
      <text:p text:style-name="P4">To compare the contents of two String objects correctly, you should use the String class’s equals method. The general form of the method is as follows:</text:p>
      <text:p text:style-name="P4"/>
      <text:p text:style-name="P4">StringReference1.equals(StringReference2)</text:p>
      <text:p text:style-name="P4"/>
      <text:p text:style-name="P4">correctly, the staetment would be if(name1.equals(name2));</text:p>
      <text:p text:style-name="P4">Mark and Mary are NOT the same.</text:p>
      <text:p text:style-name="P4">You can also compare String objects to string literals. Simply pass the string literal as the argument to the equals method, as follows:</text:p>
      <text:p text:style-name="P4"/>
      <text:p text:style-name="P4">if (name1.equals("Mark"))</text:p>
      <text:p text:style-name="P4"/>
      <text:p text:style-name="P4">adding the ! Will check to see if it is false.</text:p>
      <text:p text:style-name="P4"><text:soft-page-break/>The boolean expression in this if statement performs a not-equal-to operation. It determines whether the object referenced by name1 is not equal to “Mark”.</text:p>
      <text:p text:style-name="P4"/>
      <text:p text:style-name="P4">The String class also provides the compareTo method, which can be used to determine whether one string is greater than, equal to, or less than another string. The general form of the method is as follows:</text:p>
      <text:p text:style-name="P4"/>
      <text:p text:style-name="P4">StringReference.compareTo(OtherString)</text:p>
      <text:p text:style-name="P4">StringReference is a variable that references a String object, and OtherString is either another variable that references a String object or a string literal. The method returns an integer value that can be used in the following manner:</text:p>
      <text:p text:style-name="P4"/>
      <text:p text:style-name="P4">If the method’s return value is negative, the string referenced by StringReference (the calling object) is less than the OtherString argument.</text:p>
      <text:p text:style-name="P4"/>
      <text:p text:style-name="P4">If the method’s return value is 0, the two strings are equal.</text:p>
      <text:p text:style-name="P4"/>
      <text:p text:style-name="P4">If the method’s return value is positive, the string referenced by StringReference (the calling object) is greater than the OtherString argument.</text:p>
      <text:p text:style-name="P4"/>
      <text:p text:style-name="P4">For example, assume that name1 and name2 are variables that reference String objects. The following if statement uses the compareTo method to compare the strings:</text:p>
      <text:p text:style-name="P4"/>
      <text:p text:style-name="P4">if (name1.compareTo(name2) == 0)</text:p>
      <text:p text:style-name="P4"><text:s text:c="2"/>System.out.println("The names are the same.");</text:p>
      <text:p text:style-name="P4"/>
      <text:p text:style-name="P4">here is code to demonstrate compareTo:</text:p>
      <text:p text:style-name="P4">Code Listing 3-10 (StringCompareTo.java)</text:p>
      <text:p text:style-name="P4"><text:s/>1 <text:s/>/**</text:p>
      <text:p text:style-name="P4"><text:s/>2 <text:s text:c="4"/>This program compares two String objects using</text:p>
      <text:p text:style-name="P4"><text:s/>3 <text:s text:c="4"/>the compareTo method.</text:p>
      <text:p text:style-name="P4"><text:s/>4 <text:s/>*/</text:p>
      <text:p text:style-name="P4"><text:s/>5</text:p>
      <text:p text:style-name="P4"><text:s/>6 <text:s/>public class StringCompareTo</text:p>
      <text:p text:style-name="P4"><text:s/>7 <text:s/>{</text:p>
      <text:p text:style-name="P4"><text:s/>8 <text:s text:c="4"/>public static void main(String[] args)</text:p>
      <text:p text:style-name="P4"><text:s/>9 <text:s text:c="4"/>{</text:p>
      <text:p text:style-name="P4">10 <text:s text:c="7"/>String name1 = "Mary",</text:p>
      <text:p text:style-name="P4">11 <text:s text:c="14"/>name2 = "Mark";</text:p>
      <text:p text:style-name="P4">12</text:p>
      <text:p text:style-name="P4">13 <text:s text:c="7"/>// Compare "Mary" and "Mark"</text:p>
      <text:p text:style-name="P4">14</text:p>
      <text:p text:style-name="P4">15 <text:s text:c="7"/>if (name1.compareTo(name2) &lt; 0)</text:p>
      <text:p text:style-name="P4">16 <text:s text:c="7"/>{</text:p>
      <text:p text:style-name="P4">17 <text:s text:c="11"/>System.out.println(name1 + " is less than " + name2);</text:p>
      <text:p text:style-name="P4">18 <text:s text:c="7"/>}</text:p>
      <text:p text:style-name="P4">19 <text:s text:c="7"/>else if (name1.compareTo(name2) == 0)</text:p>
      <text:p text:style-name="P4">20 <text:s text:c="7"/>{</text:p>
      <text:p text:style-name="P4">21 <text:s text:c="11"/>System.out.println(name1 + " is equal to " + name2);</text:p>
      <text:p text:style-name="P4">22 <text:s text:c="7"/>}</text:p>
      <text:p text:style-name="P4"><text:soft-page-break/>23 <text:s text:c="7"/>else if (name1.compareTo(name2) &gt; 0)</text:p>
      <text:p text:style-name="P4">24 <text:s text:c="7"/>{</text:p>
      <text:p text:style-name="P4">25 <text:s text:c="11"/>System.out.println(name1 + " is greater than " + name2);</text:p>
      <text:p text:style-name="P4">26 <text:s text:c="7"/>}</text:p>
      <text:p text:style-name="P4">27 <text:s text:c="4"/>}</text:p>
      <text:p text:style-name="P4">28 <text:s/>}</text:p>
      <text:p text:style-name="P4"/>
      <text:p text:style-name="P4"/>
      <text:p text:style-name="P4">Ignoring Case in String Comparisons</text:p>
      <text:p text:style-name="P4">The equals and compareTo methods perform case-sensitive comparisons, which means that uppercase letters are not considered the same as their lowercase counterparts. In other words, “A” is not the same as “a”. This can obviously lead to problems when you want to perform case-insensitive comparisons.</text:p>
      <text:p text:style-name="P4"/>
      <text:p text:style-name="P4">The String class provides the equalsIgnoreCase and compareToIgnoreCase methods. These methods work like the equals and compareTo methods, except the case of the characters in the strings is ignored. For example, the program in Code Listing 3-11 asks the user to enter the secret word, which is similar to a password. The secret word is "PROSPERO", and the program performs a case-insensitive string comparison to determine whether the user has entered it.</text:p>
      <text:p text:style-name="P4"/>
      <text:p text:style-name="P4">Code Listing 3-11 (SecretWord.java)</text:p>
      <text:p text:style-name="P4"><text:s/>1 import java.util.Scanner;</text:p>
      <text:p text:style-name="P4"><text:s/>2</text:p>
      <text:p text:style-name="P4"><text:s/>3 <text:s/>/**</text:p>
      <text:p text:style-name="P4"><text:s/>4 <text:s text:c="4"/>This program demonstrates a case insensitive string comparison.</text:p>
      <text:p text:style-name="P4"><text:s/>5 <text:s/>*/</text:p>
      <text:p text:style-name="P4"><text:s/>6</text:p>
      <text:p text:style-name="P4"><text:s/>7 <text:s/>public class SecretWord</text:p>
      <text:p text:style-name="P4"><text:s/>8 <text:s/>{</text:p>
      <text:p text:style-name="P4"><text:s/>9 <text:s text:c="4"/>public static void main(String[] args)</text:p>
      <text:p text:style-name="P4">10 <text:s text:c="4"/>{</text:p>
      <text:p text:style-name="P4">11 <text:s text:c="7"/>String input; <text:s text:c="4"/>// To hold the user's input</text:p>
      <text:p text:style-name="P4">12</text:p>
      <text:p text:style-name="P4">13 <text:s text:c="7"/>// Create a Scanner object for keyboard input.</text:p>
      <text:p text:style-name="P4">14 <text:s text:c="7"/>Scanner keyboard = new Scanner(System.in);</text:p>
      <text:p text:style-name="P4">15</text:p>
      <text:p text:style-name="P4">16 <text:s text:c="7"/>// Prompt the user to enter the secret word.</text:p>
      <text:p text:style-name="P4">17 <text:s text:c="7"/>System.out.print("Enter the secret word: ");</text:p>
      <text:p text:style-name="P4">18 <text:s text:c="7"/>input = keyboard.nextLine();</text:p>
      <text:p text:style-name="P4">19</text:p>
      <text:p text:style-name="P4">20 <text:s text:c="7"/>// Determine whether the user entered the secret word.</text:p>
      <text:p text:style-name="P4">21 <text:s text:c="7"/>if (input.equalsIgnoreCase("PROSPERO"))</text:p>
      <text:p text:style-name="P4">22 <text:s text:c="5"/>{</text:p>
      <text:p text:style-name="P4">23 <text:s text:c="8"/>System.out.println("Congratulations! You know the " +</text:p>
      <text:p text:style-name="P4">24 <text:s text:c="27"/>"secret word!");</text:p>
      <text:p text:style-name="P4">25 <text:s text:c="5"/>}</text:p>
      <text:p text:style-name="P4">26 <text:s text:c="5"/>else</text:p>
      <text:p text:style-name="P4">27 <text:s text:c="5"/>{</text:p>
      <text:p text:style-name="P4">28 <text:s text:c="9"/>System.out.println("Sorry, that is NOT the " +</text:p>
      <text:p text:style-name="P4">29 <text:s text:c="28"/>"secret word!");</text:p>
      <text:p text:style-name="P4"><text:soft-page-break/>30 <text:s text:c="5"/>}</text:p>
      <text:p text:style-name="P4">31 <text:s text:c="3"/>}</text:p>
      <text:p text:style-name="P4">32 <text:s/>}</text:p>
      <text:p text:style-name="P4"/>
      <text:p text:style-name="P3">3.7:</text:p>
      <text:p text:style-name="P3"/>
      <text:p text:style-name="P5">variables can be created anywhere inside of a method though its customary to put it at the beginning. Some programmers declare them near relevant blocks of code.</text:p>
      <text:p text:style-name="P5"/>
      <text:p text:style-name="P3">3.8:</text:p>
      <text:p text:style-name="P5">3.8 The Conditional Operator (Optional)</text:p>
      <text:p text:style-name="P5">CONCEPT: You can use the conditional operator to create short expressions that work like if-else statements.</text:p>
      <text:p text:style-name="P5"/>
      <text:p text:style-name="P5">The conditional operator is powerful and unique. Because it takes three operands, it is considered a ternary operator. The conditional operator provides a shorthand method of expressing a simple if-else statement. The operator consists of the question mark (?) and the colon (:). You use the operator to write a conditional expression, in the following format:</text:p>
      <text:p text:style-name="P5"/>
      <text:p text:style-name="P5">BooleanExpression ? Value1: Value2;</text:p>
      <text:p text:style-name="P5">The BooleanExpression is like the boolean expression in the parentheses of an if statement. If the BooleanExpression is true, then the value of the conditional expression is Value1. Otherwise, the value of the conditional expression is Value2. Here is an example of a statement using the conditional operator:</text:p>
      <text:p text:style-name="P5"/>
      <text:p text:style-name="P5">y = x &lt; 0 ? 10: 20;</text:p>
      <text:p text:style-name="P5">This preceding statement performs the same operation as the following if-else statement:</text:p>
      <text:p text:style-name="P5"/>
      <text:p text:style-name="P5">if (x &lt; 0)</text:p>
      <text:p text:style-name="P5"><text:s text:c="4"/>y = 10;</text:p>
      <text:p text:style-name="P5">else</text:p>
      <text:p text:style-name="P5"><text:s text:c="4"/>y = 20;</text:p>
      <text:p text:style-name="P5">The conditional operator gives you the ability to pack decision-making power into a concise line of code. With a little imagination it can be applied to many other programming problems. For instance, consider the following statement:</text:p>
      <text:p text:style-name="P5"/>
      <text:p text:style-name="P5">System.out.println("Your grade is: " +</text:p>
      <text:p text:style-name="P5"><text:s text:c="12"/>(score &lt; 60 ? "Fail." : "Pass."));</text:p>
      <text:p text:style-name="P5">Converted to an if-else statement, it would be written as follows:</text:p>
      <text:p text:style-name="P5"/>
      <text:p text:style-name="P5">if (score &lt; 60)</text:p>
      <text:p text:style-name="P5"><text:s text:c="4"/>System.out.println("Your grade is: Fail.");</text:p>
      <text:p text:style-name="P5">else</text:p>
      <text:p text:style-name="P5"><text:s text:c="4"/>System.out.println("Your grade is: Pass.");</text:p>
      <text:p text:style-name="P5"/>
      <text:p text:style-name="P3">3.9:</text:p>
      <text:p text:style-name="P5">switch (month)</text:p>
      <text:p text:style-name="P5">{</text:p>
      <text:p text:style-name="P5"><text:s text:c="4"/>case 1:</text:p>
      <text:p text:style-name="P5"><text:soft-page-break/><text:s text:c="7"/>System.out.println("January");</text:p>
      <text:p text:style-name="P5"><text:s text:c="7"/>break;</text:p>
      <text:p text:style-name="P5"><text:s text:c="4"/>case 2:</text:p>
      <text:p text:style-name="P5"><text:s text:c="7"/>System.out.println("February");</text:p>
      <text:p text:style-name="P5"><text:s text:c="7"/>break;</text:p>
      <text:p text:style-name="P5"><text:s text:c="4"/>case 3:</text:p>
      <text:p text:style-name="P5"><text:s text:c="7"/>System.out.println("March");</text:p>
      <text:p text:style-name="P5"><text:s text:c="7"/>break;</text:p>
      <text:p text:style-name="P5"><text:s text:c="4"/>default:</text:p>
      <text:p text:style-name="P5"><text:s text:c="6"/>System.out.println("Error: Invalid month");</text:p>
      <text:p text:style-name="P5"><text:s text:c="6"/>break;</text:p>
      <text:p text:style-name="P5">}</text:p>
      <text:p text:style-name="P5"/>
      <text:p text:style-name="P5">Code Listing 3-15 (PetFood.java)</text:p>
      <text:p text:style-name="P5"><text:s/>1 import java.util.Scanner;</text:p>
      <text:p text:style-name="P5"><text:s/>2</text:p>
      <text:p text:style-name="P5"><text:s/>3 <text:s/>/**</text:p>
      <text:p text:style-name="P5"><text:s/>4 <text:s text:c="4"/>This program demonstrates a switch statement.</text:p>
      <text:p text:style-name="P5"><text:s/>5 <text:s/>*/</text:p>
      <text:p text:style-name="P5"><text:s/>6</text:p>
      <text:p text:style-name="P5"><text:s/>7 <text:s/>public class PetFood</text:p>
      <text:p text:style-name="P5"><text:s/>8 <text:s/>{</text:p>
      <text:p text:style-name="P5"><text:s/>9 <text:s text:c="4"/>public static void main(String[] args)</text:p>
      <text:p text:style-name="P5">10 <text:s text:c="4"/>{</text:p>
      <text:p text:style-name="P5">11 <text:s text:c="7"/>String input; <text:s text:c="2"/>// To hold the user's input</text:p>
      <text:p text:style-name="P5">12 <text:s text:c="7"/>char foodGrade; <text:s/>// Grade of pet food</text:p>
      <text:p text:style-name="P5">13</text:p>
      <text:p text:style-name="P5">14 <text:s text:c="7"/>// Create a Scanner object for keyboard input.</text:p>
      <text:p text:style-name="P5">15 <text:s text:c="7"/>Scanner keyboard = new Scanner(System.in);</text:p>
      <text:p text:style-name="P5">16</text:p>
      <text:p text:style-name="P5">17 <text:s text:c="7"/>// Prompt the user for a grade of pet food.</text:p>
      <text:p text:style-name="P5">18 <text:s text:c="7"/>System.out.println("Our pet food is available in " +</text:p>
      <text:p text:style-name="P5">19 <text:s text:c="26"/>"three grades:");</text:p>
      <text:p text:style-name="P5">20 <text:s text:c="7"/>System.out.print("A, B, and C. Which do you want " +</text:p>
      <text:p text:style-name="P5">21 <text:s text:c="24"/>"pricing for? ");</text:p>
      <text:p text:style-name="P5">22 <text:s text:c="7"/>input = keyboard.nextLine();</text:p>
      <text:p text:style-name="P5">23 <text:s text:c="7"/>foodGrade = input.charAt(0);</text:p>
      <text:p text:style-name="P5">24</text:p>
      <text:p text:style-name="P5">25 <text:s text:c="7"/>// Display pricing for the selected grade.</text:p>
      <text:p text:style-name="P5">26 <text:s text:c="7"/>switch(foodGrade)</text:p>
      <text:p text:style-name="P5">27 <text:s text:c="7"/>{</text:p>
      <text:p text:style-name="P5">28 <text:s text:c="11"/>case 'a':</text:p>
      <text:p text:style-name="P5">29 <text:s text:c="11"/>case 'A':</text:p>
      <text:p text:style-name="P5">30 <text:s text:c="14"/>System.out.println("30 cents per lb.");</text:p>
      <text:p text:style-name="P5">31 <text:s text:c="14"/>break;</text:p>
      <text:p text:style-name="P5">32 <text:s text:c="11"/>case 'b':</text:p>
      <text:p text:style-name="P5">33 <text:s text:c="11"/>case 'B':</text:p>
      <text:p text:style-name="P5">34 <text:s text:c="14"/>System.out.println("20 cents per lb.");</text:p>
      <text:p text:style-name="P5">35 <text:s text:c="14"/>break;</text:p>
      <text:p text:style-name="P5"><text:soft-page-break/>36 <text:s text:c="11"/>case 'c':</text:p>
      <text:p text:style-name="P5">37 <text:s text:c="11"/>case 'C':</text:p>
      <text:p text:style-name="P5">38 <text:s text:c="14"/>System.out.println("15 cents per lb.");</text:p>
      <text:p text:style-name="P5">39 <text:s text:c="14"/>break;</text:p>
      <text:p text:style-name="P5">40 <text:s text:c="11"/>default:</text:p>
      <text:p text:style-name="P5">41 <text:s text:c="14"/>System.out.println("Invalid choice.");</text:p>
      <text:p text:style-name="P5">42 <text:s text:c="7"/>}</text:p>
      <text:p text:style-name="P5">43 <text:s text:c="4"/>}</text:p>
      <text:p text:style-name="P5">44 <text:s/>}</text:p>
      <text:p text:style-name="P5"/>
      <text:p text:style-name="P3">3.10:</text:p>
      <text:p text:style-name="P5">CONCEPT: The System.out.printf method allows you to format output in a variety of ways. The String.format method allows you to format a string, without displaying it. The string can be displayed at a later time.</text:p>
      <text:p text:style-name="P5"/>
      <text:p text:style-name="P5">When you display numbers with the System.out.println or System.out.print method, you have little control over the way the numbers appear. For example, a value of the double data type can be displayed with as many as 15 decimal places, as demonstrated by the following code:</text:p>
      <text:p text:style-name="P5"/>
      <text:p text:style-name="P5">double number = 10.0 / 6.0;</text:p>
      <text:p text:style-name="P5">System.out.println(number);</text:p>
      <text:p text:style-name="P5">This code will display:</text:p>
      <text:p text:style-name="P5"/>
      <text:p text:style-name="P5">1.666666666666667</text:p>
      <text:p text:style-name="P5"/>
      <text:p text:style-name="P5">Quite often, you want to format numbers so they are displayed in a particular way. For example, you might want to round a floating-point number to a specific number of decimal places, or insert comma separators to make a number easier to read. Fortunately, Java gives us a way to do just that, and more, with the System.out.printf method. The method’s general format is as follows:</text:p>
      <text:p text:style-name="P5"/>
      <text:p text:style-name="P5">System.out.printf(FormatString, <text:s/>ArgumentList)</text:p>
      <text:p text:style-name="P5"/>
      <text:p text:style-name="P5">In most cases you will call the System.out.printf method in the following manner:</text:p>
      <text:p text:style-name="P5"/>
      <text:p text:style-name="P5">The format string will contain one or more format specifiers. A format specifier is a placeholder for a value that will be inserted into the string when it is displayed.</text:p>
      <text:p text:style-name="P5"/>
      <text:p text:style-name="P5">After the format string, one or more additional arguments will appear. Each of the additional arguments will correspond to a format specifier that appears inside the format string.</text:p>
      <text:p text:style-name="P5"/>
      <text:p text:style-name="P5">The following code shows an example:</text:p>
      <text:p text:style-name="P5"/>
      <text:p text:style-name="P5">double sales = 12345.67;</text:p>
      <text:p text:style-name="P5">System.out.printf("Our sales are %f for the day.\n", sales);</text:p>
      <text:p text:style-name="P5">Notice the following characteristics of the System.out.printf method call:</text:p>
      <text:p text:style-name="P5"/>
      <text:p text:style-name="P5">Inside the format string, the %f is a format specifier. The letter f indicates that a floating-point value will be inserted into the string when it is displayed.</text:p>
      <text:p text:style-name="P5"/>
      <text:p text:style-name="P5"><text:soft-page-break/>Following the format string, the sales variable is passed as an argument. This ­argument corresponds to the %f format specifier that appears inside the format string.</text:p>
      <text:p text:style-name="P5"/>
      <text:p text:style-name="P5">When the System.out.printf method executes, the %f will not be displayed on the screen. In its place, the value of the sales argument will be displayed. Here is the output of the code:</text:p>
      <text:p text:style-name="P5"/>
      <text:p text:style-name="P5">Figure 3-19 Full Alternative Text</text:p>
      <text:p text:style-name="P5">The previous examples demonstrated how to format floating-point numbers with the %f format specifier. The letter f in the format specifier is a conversion character that indicates the data type of the argument that is being formatted. You use the f conversion character with any argument that is a float or a double.</text:p>
      <text:p text:style-name="P5"/>
      <text:p text:style-name="P5">If you want to format an integer value, you must use the %d format specifier. The d conversion character stands for decimal integer, and it can be used with arguments of the int, short, and long data types. Here is an example that displays an int:</text:p>
      <text:p text:style-name="P5"/>
      <text:p text:style-name="P5">int hours = 40;</text:p>
      <text:p text:style-name="P5">System.out.printf("I worked %d hours this week.\n", hours);</text:p>
      <text:p text:style-name="P5"/>
      <text:p text:style-name="P5">Format Specifier Syntax</text:p>
      <text:p text:style-name="P5">In the previous examples you saw how format specifiers correspond to the arguments that appear after the format string. Now you can learn how to use format specifiers to actually format the values that they correspond to. When displaying numbers, the general syntax for writing a format specifier is:</text:p>
      <text:p text:style-name="P5"/>
      <text:p text:style-name="P5">%[flags][width][.precision]conversion</text:p>
      <text:p text:style-name="P5">The items that appear inside brackets are optional. Here is a summary of each item:</text:p>
      <text:p text:style-name="P5"/>
      <text:p text:style-name="P5">%—All format specifiers begin with a % character.</text:p>
      <text:p text:style-name="P5"/>
      <text:p text:style-name="P5">flags—After the % character, one or more optional flags may appear. Flags cause the value to be formatted in a variety of ways.</text:p>
      <text:p text:style-name="P5"/>
      <text:p text:style-name="P5">width—After any flags, you can optionally specify the minimum field width for the value.</text:p>
      <text:p text:style-name="P5"/>
      <text:p text:style-name="P5">.precision—If the value is a floating-point number, after the minimum field width, you can optionally specify the precision. This is the number of decimal places that the number should be rounded to.</text:p>
      <text:p text:style-name="P5"/>
      <text:p text:style-name="P5">conversion—All format specifiers must end with a conversion character, such as f for floating-point, or d for decimal integer.</text:p>
      <text:p text:style-name="P5"/>
      <text:p text:style-name="P5">Precision</text:p>
      <text:p text:style-name="P5">You probably noticed in the previous examples that the %f format specifier causes floating-point values to be displayed with six decimal places. You can change the number of decimal points that are displayed, as shown in the following example:</text:p>
      <text:p text:style-name="P5"/>
      <text:p text:style-name="P5">double temp = 78.42819;</text:p>
      <text:p text:style-name="P5">System.out.printf("The temperature is %.2f degrees.\n", temp);</text:p>
      <text:p text:style-name="P5"><text:soft-page-break/>Notice that this example doesn’t use the regular %f format specifier, but uses %.2f instead. The .2 that appears between the % and the f specifies the precision of the displayed value. It will cause the value of the temp variable to be rounded to two decimal places. This code will produce the following output:</text:p>
      <text:p text:style-name="P5"/>
      <text:p text:style-name="P5">The temperature is 78.43 degrees.</text:p>
      <text:p text:style-name="P5"/>
      <text:p text:style-name="P5">Specifying a Minimum Field Width</text:p>
      <text:p text:style-name="P5">A format specifier can also include a minimum field width, which is the minimum number of spaces that should be used to display the value. The following example prints a floating-point number in a field that is 20 spaces wide:</text:p>
      <text:p text:style-name="P5"/>
      <text:p text:style-name="P5">double number = 12345.6789;</text:p>
      <text:p text:style-name="P5">System.out.printf("The number is:%20f\n", number);</text:p>
      <text:p text:style-name="P5">Notice that the number 20 appears in the format specifier, between the % and the f. This code will produce the following output:</text:p>
      <text:p text:style-name="P5"/>
      <text:p text:style-name="P5">The number is: <text:s text:c="3"/>12345.678900</text:p>
      <text:p text:style-name="P5"/>
      <text:p text:style-name="P5">Combining Minimum Field Width and Precision in the Same Format Specifier</text:p>
      <text:p text:style-name="P5">When specifying the minimum field width and the precision of a floating-point number in the same format specifier, remember that the field width must appear first, followed by the precision. For example, the following code displays a number in a field of 12 spaces, rounded to two decimal places:</text:p>
      <text:p text:style-name="P5"/>
      <text:p text:style-name="P5">double number = 12345.6789;</text:p>
      <text:p text:style-name="P5">System.out.printf("The number is:%12.2f\n", number);</text:p>
      <text:p text:style-name="P5">This code will produce the following output:</text:p>
      <text:p text:style-name="P5"/>
      <text:p text:style-name="P5">The number is: <text:s/>12345.68</text:p>
      <text:p text:style-name="P5"/>
      <text:p text:style-name="P5">/**</text:p>
      <text:p text:style-name="P5"><text:s/>2 <text:s text:c="4"/>This program displays a variety of</text:p>
      <text:p text:style-name="P5"><text:s/>3 <text:s text:c="4"/>floating-point numbers in a column</text:p>
      <text:p text:style-name="P5"><text:s/>4 <text:s text:c="4"/>with their decimal points aligned.</text:p>
      <text:p text:style-name="P5"><text:s/>5 <text:s/>*/</text:p>
      <text:p text:style-name="P5"><text:s/>6</text:p>
      <text:p text:style-name="P5"><text:s/>7 <text:s/>public class Columns</text:p>
      <text:p text:style-name="P5"><text:s/>8 <text:s/>{</text:p>
      <text:p text:style-name="P5"><text:s/>9 <text:s text:c="4"/>public static void main(String[] args)</text:p>
      <text:p text:style-name="P5">10 <text:s text:c="4"/>{</text:p>
      <text:p text:style-name="P5">11 <text:s text:c="7"/>// Declare a variety of double variables.</text:p>
      <text:p text:style-name="P5">12 <text:s text:c="7"/>double num1 = 127.899;</text:p>
      <text:p text:style-name="P5">13 <text:s text:c="7"/>double num2 = 3465.148;</text:p>
      <text:p text:style-name="P5">14 <text:s text:c="7"/>double num3 = 3.776;</text:p>
      <text:p text:style-name="P5">15 <text:s text:c="7"/>double num4 = 264.821;</text:p>
      <text:p text:style-name="P5">16 <text:s text:c="7"/>double num5 = 88.081;</text:p>
      <text:p text:style-name="P5">17 <text:s text:c="7"/>double num6 = 1799.999;</text:p>
      <text:p text:style-name="P5">18</text:p>
      <text:p text:style-name="P5">19 <text:s text:c="7"/>// Display each variable in a field of</text:p>
      <text:p text:style-name="P5">20 <text:s text:c="7"/>// 8 spaces with 2 decimal places.</text:p>
      <text:p text:style-name="P5"><text:soft-page-break/>21 <text:s text:c="7"/>System.out.printf("%8.2f\n", num1);</text:p>
      <text:p text:style-name="P5">22 <text:s text:c="7"/>System.out.printf("%8.2f\n", num2);</text:p>
      <text:p text:style-name="P5">23 <text:s text:c="7"/>System.out.printf("%8.2f\n", num3);</text:p>
      <text:p text:style-name="P5">24 <text:s text:c="7"/>System.out.printf("%8.2f\n", num4);</text:p>
      <text:p text:style-name="P5">25 <text:s text:c="7"/>System.out.printf("%8.2f\n", num5);</text:p>
      <text:p text:style-name="P5">26 <text:s text:c="7"/>System.out.printf("%8.2f\n", num6);</text:p>
      <text:p text:style-name="P5">27 <text:s text:c="4"/>}</text:p>
      <text:p text:style-name="P5">28 <text:s/>}</text:p>
      <text:p text:style-name="P5"/>
      <text:p text:style-name="P5">Flags</text:p>
      <text:p text:style-name="P5">There are several optional flags that you can insert into a format specifier to cause a value to be formatted in a particular way. In this book, we will use flags for the following purposes:</text:p>
      <text:p text:style-name="P5"/>
      <text:p text:style-name="P5">To display numbers with comma separators</text:p>
      <text:p text:style-name="P5"/>
      <text:p text:style-name="P5">To pad numbers with leading zeros</text:p>
      <text:p text:style-name="P5"/>
      <text:p text:style-name="P5">To left-justify numbers</text:p>
      <text:p text:style-name="P5"/>
      <text:p text:style-name="P5">If you use a flag in a format specifier, you must write the flag before the field width and the precision.</text:p>
      <text:p text:style-name="P5"/>
      <text:p text:style-name="P5">Comma Separators</text:p>
      <text:p text:style-name="P5">Large numbers are easier to read if they are displayed with comma separators. You can format a number with comma separators by inserting a comma (,) flag into the format specifier. Here is an example:</text:p>
      <text:p text:style-name="P5"/>
      <text:p text:style-name="P5">double amount = 1234567.89;</text:p>
      <text:p text:style-name="P5">System.out.printf("%,f\n", amount);</text:p>
      <text:p text:style-name="P5">This code will produce the following output:</text:p>
      <text:p text:style-name="P5"/>
      <text:p text:style-name="P5">1,234,567.890000</text:p>
      <text:p text:style-name="P5">Quite often, you will want to format a number with comma separators, and round the number to a specific number of decimal places. You can accomplish this by inserting a comma, followed by the precision value, into the %f format specifier, as shown in the</text:p>
      <text:p text:style-name="P5"/>
      <text:p text:style-name="P5">Padding Numbers with Leading Zeros</text:p>
      <text:p text:style-name="P5">Sometimes, when a number is shorter than the field in which it is displayed, you want to pad the number with leading zeros. If you insert a 0 flag into a format specifier, the resulting number will be padded with leading zeros, if it is shorter than the field width. The following code shows an example:</text:p>
      <text:p text:style-name="P5"/>
      <text:p text:style-name="P5">double number = 123.4;</text:p>
      <text:p text:style-name="P5">System.out.printf("The number is:%08.1f\n", number);</text:p>
      <text:p text:style-name="P5">This code will produce the following output:</text:p>
      <text:p text:style-name="P5"/>
      <text:p text:style-name="P5">The number is:000123.4</text:p>
      <text:p text:style-name="P5"/>
      <text:p text:style-name="P5">Left-Justifying Numbers</text:p>
      <text:p text:style-name="P5"><text:soft-page-break/>By default, when a number is shorter than the field in which it is displayed, the number is right-justified within that field. If you want a number to be left-justified within its field, you insert a minus sign (-) flag into the format specifier. Code Listing 3-20 shows an example.</text:p>
      <text:p text:style-name="P5"/>
      <text:p text:style-name="P5">Code Listing 3-20 (LeftJustified.java)</text:p>
      <text:p text:style-name="P5"><text:s/>1 <text:s/>/**</text:p>
      <text:p text:style-name="P5"><text:s/>2 <text:s text:c="4"/>This program displays a variety of</text:p>
      <text:p text:style-name="P5"><text:s/>3 <text:s text:c="4"/>numbers left-justified in columns.</text:p>
      <text:p text:style-name="P5"><text:s/>4 <text:s/>*/</text:p>
      <text:p text:style-name="P5"><text:s/>5</text:p>
      <text:p text:style-name="P5"><text:s/>6 <text:s/>public class LeftJustified</text:p>
      <text:p text:style-name="P5"><text:s/>7 <text:s/>{</text:p>
      <text:p text:style-name="P5"><text:s/>8 <text:s text:c="4"/>public static void main(String[] args)</text:p>
      <text:p text:style-name="P5"><text:s/>9 <text:s text:c="4"/>{</text:p>
      <text:p text:style-name="P5">10 <text:s text:c="7"/>// Declare a variety of int variables.</text:p>
      <text:p text:style-name="P5">11 <text:s text:c="7"/>int num1 = 123;</text:p>
      <text:p text:style-name="P5">12 <text:s text:c="7"/>int num2 = 12;</text:p>
      <text:p text:style-name="P5">13 <text:s text:c="7"/>int num3 = 45678;</text:p>
      <text:p text:style-name="P5">14 <text:s text:c="7"/>int num4 = 456;</text:p>
      <text:p text:style-name="P5">15 <text:s text:c="7"/>int num5 = 1234567;</text:p>
      <text:p text:style-name="P5">16 <text:s text:c="7"/>int num6 = 1234;</text:p>
      <text:p text:style-name="P5">17</text:p>
      <text:p text:style-name="P5">18 <text:s text:c="7"/>// Display each variable left-justified</text:p>
      <text:p text:style-name="P5">19 <text:s text:c="7"/>// in a field of 8 spaces.</text:p>
      <text:p text:style-name="P5">20 <text:s text:c="7"/>System.out.printf("%-8d%-8d\n", num1, num2);</text:p>
      <text:p text:style-name="P5">21 <text:s text:c="7"/>System.out.printf("%-8d%-8d\n", num3, num4);</text:p>
      <text:p text:style-name="P5">22 <text:s text:c="7"/>System.out.printf("%-8d%-8d\n", num5, num6);</text:p>
      <text:p text:style-name="P5">23 <text:s text:c="4"/>}</text:p>
      <text:p text:style-name="P5">24 <text:s/>}</text:p>
      <text:p text:style-name="P5"/>
      <text:p text:style-name="P5"/>
      <text:p text:style-name="P5"/>
      <text:p text:style-name="P5"/>
      <text:p text:style-name="P5">Formatting String Arguments</text:p>
      <text:p text:style-name="P5">If you wish to print a string argument, use the %s format specifier. Here is an example:</text:p>
      <text:p text:style-name="P5"/>
      <text:p text:style-name="P5">String name = "Ringo";</text:p>
      <text:p text:style-name="P5">System.out.printf("Your name is %s\n", name);</text:p>
      <text:p text:style-name="P5">This code produces the following output:</text:p>
      <text:p text:style-name="P5"/>
      <text:p text:style-name="P5">Your name is Ringo</text:p>
      <text:p text:style-name="P5">You can also use a field width when printing strings. For example, look at the following code:</text:p>
      <text:p text:style-name="P5"/>
      <text:p text:style-name="P5">String name1 = "George";</text:p>
      <text:p text:style-name="P5">String name2 = "Franklin";</text:p>
      <text:p text:style-name="P5">String name3 = "Jay";</text:p>
      <text:p text:style-name="P5">String name4 = "Ozzy";</text:p>
      <text:p text:style-name="P5">String name5 = "Carmine";</text:p>
      <text:p text:style-name="P5">String name6 = "Dee";</text:p>
      <text:p text:style-name="P5"><text:soft-page-break/>System.out.printf("%10s%10s\n", name1, name2);</text:p>
      <text:p text:style-name="P5">System.out.printf("%10s%10s\n", name3, name4);</text:p>
      <text:p text:style-name="P5">System.out.printf("%10s%10s\n", name5, name6);</text:p>
      <text:p text:style-name="P5"/>
      <text:p text:style-name="P5"/>
      <text:p text:style-name="P5">Notice that the strings are right-justified. You can use the minus flag (-) to left-justify a string within its field. The following code demonstrates:</text:p>
      <text:p text:style-name="P5"/>
      <text:p text:style-name="P5">String name1 = "George";</text:p>
      <text:p text:style-name="P5">String name2 = "Franklin";</text:p>
      <text:p text:style-name="P5">String name3 = "Jay";</text:p>
      <text:p text:style-name="P5">String name4 = "Ozzy";</text:p>
      <text:p text:style-name="P5">String name5 = "Carmine";</text:p>
      <text:p text:style-name="P5">String name6 = "Dee";</text:p>
      <text:p text:style-name="P5">System.out.printf("%-10s%-10s\n", name1, name2);</text:p>
      <text:p text:style-name="P5">System.out.printf("%-10s%-10s\n", name3, name4);</text:p>
      <text:p text:style-name="P5">System.out.printf("%-10s%-10s\n", name5, name6);</text:p>
      <text:p text:style-name="P5">Here is the output of the code:</text:p>
      <text:p text:style-name="P5"/>
      <text:p text:style-name="P5">George <text:s/>Franklin</text:p>
      <text:p text:style-name="P5">Jay <text:s text:c="4"/>Ozzy</text:p>
      <text:p text:style-name="P5">Carmine Dee</text:p>
      <text:p text:style-name="P5">The following example shows how you can print arguments of different data types:</text:p>
      <text:p text:style-name="P5"/>
      <text:p text:style-name="P5">int hours = 40;</text:p>
      <text:p text:style-name="P5">double pay = hours * 25;</text:p>
      <text:p text:style-name="P5">String name = "Jay";</text:p>
      <text:p text:style-name="P5">System.out.printf("Name: %s, Hours: %d, Pay: $%,.2f\n",</text:p>
      <text:p text:style-name="P5"><text:s text:c="18"/>name, hours, pay);</text:p>
      <text:p text:style-name="P5">In this example, we are displaying a String, an int, and a double. The code will produce the following output:</text:p>
      <text:p text:style-name="P5"/>
      <text:p text:style-name="P5">Name: Jay, Hours: 40, Pay: $1,000.00</text:p>
      <text:p text:style-name="P5"/>
      <text:p text:style-name="P5">The String.format Method</text:p>
      <text:p text:style-name="P5">The System.out.printf method formats a string and displays it in the console window. Sometimes you need to format a string without displaying it in the console. For example, you might need to display formatted output in a graphical interface, such as a message dialog. When this is the case, you can use the String.format method.</text:p>
      <text:p text:style-name="P5"/>
      <text:p text:style-name="P5">The String.format method works exactly like the System.out.printf method, except that it does not display the formatted string on the screen. Instead, it returns a reference to the formatted string. You can assign the reference to a variable, and then use it later. Here is the method’s general format:</text:p>
      <text:p text:style-name="P5"/>
      <text:p text:style-name="P5">String.format(FormatString, ArgumentList)</text:p>
      <text:p text:style-name="P5">In the general format, FormatString is a string that contains text, special formatting specifiers, or both. ArgumentList is a list of zero or more additional arguments, which will be formatted according to the format specifiers listed in the format string. The syntax for writing the format specifiers is the same as with the System.out.printf method. The method creates a string in memory that is formatted as <text:soft-page-break/>specified, and returns a reference to that string. For example, look at the program in Code Listing 3-21. The program’s output is shown in Figure 3-22.</text:p>
      <text:p text:style-name="P5"/>
      <text:p text:style-name="P5"/>
      <text:p text:style-name="P5">Code Listing 3-21 (CurrencyFormat2.java)</text:p>
      <text:p text:style-name="P5"><text:s/>1 import javax.swing.JOptionPane;</text:p>
      <text:p text:style-name="P5"><text:s/>2</text:p>
      <text:p text:style-name="P5"><text:s/>3 <text:s/>/**</text:p>
      <text:p text:style-name="P5"><text:s/>4 <text:s text:c="4"/>This program demonstrates how to use the String.format</text:p>
      <text:p text:style-name="P5"><text:s/>5 <text:s text:c="4"/>method to format a number as currency.</text:p>
      <text:p text:style-name="P5"><text:s/>6 <text:s/>*/</text:p>
      <text:p text:style-name="P5"><text:s/>7</text:p>
      <text:p text:style-name="P5"><text:s/>8 <text:s/>public class CurrencyFormat2</text:p>
      <text:p text:style-name="P5"><text:s/>9 <text:s/>{</text:p>
      <text:p text:style-name="P5">10 <text:s text:c="4"/>public static void main(String[] args)</text:p>
      <text:p text:style-name="P5">11 <text:s text:c="4"/>{</text:p>
      <text:p text:style-name="P5">12 <text:s text:c="7"/>double monthlyPay = 5000.0;</text:p>
      <text:p text:style-name="P5">13 <text:s text:c="7"/>double annualPay = monthlyPay * 12;</text:p>
      <text:p text:style-name="P5">14 <text:s text:c="7"/>String output = String.format("Your annual pay is $%,.2f", annualPay);</text:p>
      <text:p text:style-name="P5">15</text:p>
      <text:p text:style-name="P5">16 <text:s text:c="7"/>JOptionPane.showMessageDialog(null, output);</text:p>
      <text:p text:style-name="P5">17 <text:s text:c="4"/>}</text:p>
      <text:p text:style-name="P5">18 <text:s/>}</text:p>
      <text:p text:style-name="P5"/>
      <text:p text:style-name="P5">3.11 Common Errors to Avoid</text:p>
      <text:p text:style-name="P5">The following list describes several errors that are commonly committed when learning this chapter’s topics.</text:p>
      <text:p text:style-name="P5"/>
      <text:p text:style-name="P5">Using = instead of == to compare primitive values. Remember, = is the assignment operator and == tests for equality.</text:p>
      <text:p text:style-name="P5"/>
      <text:p text:style-name="P5">Using == instead of the equals method to compare String objects. You cannot use the == operator to compare the contents of a String object with another string. Instead you must use the equals or compareTo method.</text:p>
      <text:p text:style-name="P5"/>
      <text:p text:style-name="P5">Forgetting to enclose an if statement’s boolean expression in parentheses. Java requires that the boolean expression being tested by an if statement is enclosed in a set of parentheses. An error will result if you omit the parentheses or use any other grouping characters.</text:p>
      <text:p text:style-name="P5"/>
      <text:p text:style-name="P5">Writing a semicolon at the end of an if clause. When you write a semicolon at the end of an if clause, Java assumes that the conditionally executed statement is a null or empty statement.</text:p>
      <text:p text:style-name="P5"/>
      <text:p text:style-name="P5">Forgetting to enclose multiple conditionally executed statements in braces. Normally the if statement conditionally executes only one statement. To conditionally execute more than one statement, you must enclose them in braces.</text:p>
      <text:p text:style-name="P5"/>
      <text:p text:style-name="P5">Omitting the trailing else in an if-else-if statement. This is not a syntax error, but can lead to logical errors. If you omit the trailing else from an if-else-if statement, no code will be executed if none of the statement’s boolean expressions are true.</text:p>
      <text:p text:style-name="P5"><text:soft-page-break/></text:p>
      <text:p text:style-name="P5">Not writing complete boolean expressions on both sides of a logical &amp;&amp; or || operator. You must write a complete boolean expression on both sides of a logical &amp;&amp; or || operator. For example, the expression x &gt; 0 &amp;&amp; &lt; 10 is not valid because &lt; 10 is not a complete expression. The expression should be written as x &gt; 0 &amp;&amp; x &lt; 10.</text:p>
      <text:p text:style-name="P5"/>
      <text:p text:style-name="P5">Trying to perform case-insensitive string comparisons with the String class’s equals and compareTo methods. To perform case-insensitive string comparisons, use the String class’s equalsIgnoreCase and compareToIgnoreCase methods.</text:p>
      <text:p text:style-name="P5"/>
      <text:p text:style-name="P5">Using a SwitchExpression that is not an int, short, byte, char, or String. The switch statement can only evaluate expressions that are of the int, short, byte, char, or String data types.</text:p>
      <text:p text:style-name="P5"/>
      <text:p text:style-name="P5">Using a CaseExpression that is not a literal or a final variable. Because the compiler must determine the value of a CaseExpression at compile time, CaseExpressions must be either literal values or final variables.</text:p>
      <text:p text:style-name="P5"/>
      <text:p text:style-name="P5">Forgetting to write a colon at the end of a case statement. A colon must appear after the CaseExpression in each case statement.</text:p>
      <text:p text:style-name="P5"/>
      <text:p text:style-name="P5">Forgetting to write a break statement in a case section. This is not a syntax error, but it can lead to logical errors. The program does not branch out of a switch statement until it reaches a break statement or the end of the switch statement.</text:p>
      <text:p text:style-name="P5"/>
      <text:p text:style-name="P5">Forgetting to write a default section in a switch statement. This is not a syntax error, but can lead to a logical error. If you omit the default section, no code will be executed if none of the CaseExpressions match the SwitchExpression.</text:p>
      <text:p text:style-name="P5"/>
      <text:p text:style-name="P5">Reversing the ? and the : when using the conditional operator. When using the ­conditional operator, the ? character appears first in the conditional expression, then the : character.</text:p>
      <text:p text:style-name="P5"/>
      <text:p text:style-name="P5">When formatting a number with System.out.printf or String.format, writing the flags, field width, and precision in an incorrect order.</text:p>
      <text:p text:style-name="P5"/>
      <text:p text:style-name="P5">When writing a format specifier for the System.out.printf or String.format methods, using the wrong type indicator (%f = floating-point, %d = integer, %s = string).</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9T15:18:06.997000000</meta:creation-date>
    <dc:date>2023-01-29T17:00:24.352000000</dc:date>
    <meta:editing-duration>PT1H42M17S</meta:editing-duration>
    <meta:editing-cycles>2</meta:editing-cycles>
    <meta:generator>LibreOffice/7.4.0.3$Windows_X86_64 LibreOffice_project/f85e47c08ddd19c015c0114a68350214f7066f5a</meta:generator>
    <meta:document-statistic meta:table-count="1" meta:image-count="0" meta:object-count="0" meta:page-count="19" meta:paragraph-count="589" meta:word-count="4950" meta:character-count="31408" meta:non-whitespace-character-count="25227"/>
  </office:meta>
</office:document-meta>
</file>